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Times New Roman1" svg:font-family="'Times New Roman'"/>
    <style:font-face style:name="Lohit Hindi" svg:font-family="'Lohit Hindi'" style:font-pitch="variable"/>
    <style:font-face style:name="Droid Serif" svg:font-family="'Droid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8pt" fo:font-weight="normal" style:font-size-asian="15.75pt" style:font-weight-asian="normal" style:font-size-complex="18pt" style:font-weight-complex="normal"/>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5"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fo:break-before="pag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center" style:justify-single-word="false" fo:break-before="page"/>
      <style:text-properties fo:font-size="12pt" style:text-underline-style="solid" style:text-underline-width="auto" style:text-underline-color="font-color" fo:font-weight="bold" style:font-size-asian="12pt" style:font-weight-asian="bold" style:font-size-complex="12pt" style:font-weight-complex="bold"/>
    </style:style>
    <style:style style:name="P9" style:family="paragraph" style:parent-style-name="Text_20_body">
      <style:paragraph-properties fo:text-align="start" style:justify-single-word="false"/>
      <style:text-properties fo:font-variant="normal" fo:text-transform="none" fo:color="#000000" style:font-name="Times New Roman1" fo:font-size="12pt" fo:letter-spacing="normal" fo:font-style="normal" style:text-underline-style="none" fo:font-weight="normal" style:font-size-asian="12pt" style:font-weight-asian="normal" style:font-size-complex="12pt" style:font-weight-complex="normal"/>
    </style:style>
    <style:style style:name="P10" style:family="paragraph" style:parent-style-name="Text_20_body">
      <style:paragraph-properties fo:line-height="150%" fo:text-align="start" style:justify-single-word="false">
        <style:tab-stops/>
      </style:paragraph-properties>
      <style:text-properties fo:font-variant="normal" fo:text-transform="none" fo:color="#000000" style:font-name="Times New Roman1" fo:font-size="12pt" fo:letter-spacing="normal" fo:font-style="normal" style:text-underline-style="none" fo:font-weight="normal" style:font-size-asian="12pt" style:font-weight-asian="normal" style:font-size-complex="12pt" style:font-weight-complex="normal"/>
    </style:style>
    <style:style style:name="P11" style:family="paragraph" style:parent-style-name="Text_20_body">
      <style:paragraph-properties fo:margin-left="0in" fo:margin-right="0in" fo:line-height="150%" fo:text-align="start" style:justify-single-word="false" fo:text-indent="0in" style:auto-text-indent="false">
        <style:tab-stops/>
      </style:paragraph-properties>
      <style:text-properties fo:font-size="12pt" style:text-underline-style="none" fo:font-weight="normal" style:font-size-asian="12pt" style:font-weight-asian="normal" style:font-size-complex="12pt" style:font-weight-complex="normal"/>
    </style:style>
    <style:style style:name="P12" style:family="paragraph" style:parent-style-name="Text_20_body">
      <style:paragraph-properties fo:margin-left="0in" fo:margin-right="0in" fo:text-align="end" style:justify-single-word="false" fo:text-indent="0in" style:auto-text-indent="false"/>
      <style:text-properties fo:font-size="12pt" style:text-underline-style="none" fo:font-weight="normal" style:font-size-asian="12pt" style:font-weight-asian="normal" style:font-name-complex="Times New Roman" style:font-size-complex="12pt" style:font-weight-complex="normal"/>
    </style:style>
    <style:style style:name="P13" style:family="paragraph" style:parent-style-name="Text_20_body">
      <style:paragraph-properties fo:margin-left="0in" fo:margin-right="0in" fo:text-align="center" style:justify-single-word="false" fo:text-indent="0in" style:auto-text-indent="false" fo:break-before="page"/>
      <style:text-properties fo:font-size="14pt" style:text-underline-style="solid" style:text-underline-width="auto" style:text-underline-color="font-color" fo:font-weight="bold" style:font-size-asian="14pt" style:font-weight-asian="bold" style:font-name-complex="Times New Roman" style:font-size-complex="14pt" style:font-weight-complex="bold"/>
    </style:style>
    <style:style style:name="P14" style:family="paragraph" style:parent-style-name="Text_20_body">
      <style:paragraph-properties fo:margin-left="0in" fo:margin-right="0in" fo:line-height="150%" fo:text-align="end" style:justify-single-word="false" fo:text-indent="0in" style:auto-text-indent="false" style:writing-mode="rl-tb"/>
      <style:text-properties fo:font-size="12pt" style:text-underline-style="none" fo:font-weight="normal" style:font-size-asian="12pt" style:font-weight-asian="normal" style:font-name-complex="Times New Roman" style:font-size-complex="12pt" style:font-weight-complex="normal"/>
    </style:style>
    <style:style style:name="T1" style:family="text">
      <style:text-properties fo:font-size="18pt" fo:font-weight="normal" style:font-size-asian="18pt" style:font-weight-asian="normal" style:font-size-complex="18pt" style:font-weight-complex="normal"/>
    </style:style>
    <style:style style:name="T2" style:family="text">
      <style:text-properties fo:font-variant="normal" fo:text-transform="none" fo:color="#000000" style:font-name="Times New Roman1" fo:letter-spacing="normal" fo:font-style="normal"/>
    </style:style>
    <style:style style:name="fr1" style:family="graphic" style:parent-style-name="Graphics">
      <style:graphic-properties fo:margin-left="0in" fo:margin-right="0in" fo:margin-top="0in" fo:margin-bottom="0in" style:vertical-pos="from-top"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draw:frame draw:style-name="fr1" draw:name="graphics1" text:anchor-type="as-char" svg:y="-0.6043in" svg:width="4.1457in" svg:height="0.6043in" draw:z-index="0"><draw:image xlink:href="http://new.huji.ac.il/sites/huji.beta.comrax.com/themes/hujitheme/logo-ltr.png" xlink:type="simple" xlink:show="embed" xlink:actuate="onLoad"/></draw:frame></text:p>
      <text:p text:style-name="P1"/>
      <text:p text:style-name="P1"/>
      <text:p text:style-name="P1">The Hebrew University of Jerusalem </text:p>
      <text:p text:style-name="P1">Faculty of Mathematics and Sciences </text:p>
      <text:p text:style-name="P1">School of Computer Science and Engineering </text:p>
      <text:p text:style-name="P1"/>
      <text:p text:style-name="P1"/>
      <text:p text:style-name="P1"/>
      <text:p text:style-name="P1"/>
      <text:p text:style-name="P1"/>
      <text:p text:style-name="P1"><text:span text:style-name="T1">Master of Science Thesis</text:span> </text:p>
      <text:p text:style-name="P1"/>
      <text:p text:style-name="P1"/>
      <text:p text:style-name="P1"/>
      <text:p text:style-name="P1"/>
      <text:p text:style-name="P3">De-Novo prediction of HDAC 8 non-histone substrates</text:p>
      <text:p text:style-name="P3">based on computational structural modeling</text:p>
      <text:p text:style-name="P3"/>
      <text:p text:style-name="P4">By</text:p>
      <text:p text:style-name="P4"/>
      <text:p text:style-name="P4"/>
      <text:p text:style-name="P3">Lior Zimmerman</text:p>
      <text:p text:style-name="P3"/>
      <text:p text:style-name="P3"/>
      <text:p text:style-name="P2">Supervisor: Ora Schueler - Furman</text:p>
      <text:p text:style-name="P2"/>
      <text:p text:style-name="P2"/>
      <text:p text:style-name="P2"/>
      <text:p text:style-name="P5">October 2013, Jerusalem, Israel</text:p>
      <text:p text:style-name="P7">To my parents.</text:p>
      <text:p text:style-name="P8">Abstract</text:p>
      <text:p text:style-name="P9"/>
      <text:p text:style-name="P9"/>
      <text:p text:style-name="P10">Histone deacetylases (HDAC) are a class of enzymes that catalyze the deacetylation of histones in the cell nucleus, subsequently altering the chromatin state. One of the members of this class, HDAC 8 is one of the most intriguing: It is biologically involved in skull morphogenesis and metabolic control of the ERR-alpha/PGC1- alpha transcriptional complex and is the only member of the HDAC superfamily that performs as a monomer. Recent and exciting evidence shows that this enzyme has the ability to catalyze non - histone substrates, for example p53 and more intriguingly, its specificity changes as a function of its co-factors (Fe or Zn).</text:p>
      <text:p text:style-name="P11"><text:span text:style-name="T2">All these interesting properties have led us to a quest to decipher the mechanism of this enzyme substrate specificity under different conditions. By applying different machine learning techniques, together with the FlexPepBind protocol that was previously developed in our lab to evaluate binding ability of linear segments based on structural models of the interaction, we hope to be able to de-novo predict binding partners of this unique protein.</text:span></text:p>
      <text:p text:style-name="P13"><text:span text:style-name="T2">תקציר</text:span></text:p>
      <text:p text:style-name="P12"><text:span text:style-name="T2"/></text:p>
      <text:p text:style-name="P14"><text:span text:style-name="T2">היסטון דה-אצטילזות הן משפחה של אנזימים המזרזים את תגובת הדה-אצטילציה של החלבונים ההיסטוניים בגרעין התא, תהליך המוביל בסופו לשינוי במצב הפתיחות של הכרומטין. אחד מחברי משפחה זו – היסטון דה אצטילז מספר 8 הוא אחד המעניינים והמסקרנים. הוא מעורב בבניין הגולגולת בהתפתחות העוברית ובבקרה מטבולית של פקטור השעתוק <text:s/>ERR-alpha/PGC1- alpha. זאת ועוד, הוא היחיד מבין חברי משפחתו המורחבת שמבצע את ריאקציית הדה-אצטילציה כמונומר ולא כקומפלקס רב חלקים. ראיות חדשות מראות שלאנזים זה יש את היכולת לזרז את אותה ריאקציית דה אצטילציה גם בחלבונים שאינם היסטונים – למשל p53, ומה שיותר מסקרן היא היכולת של היסטון דה אצטילז 8 לשנות את הספציפיות שלו כתלות בקו-פקטור שקשור אליו ודרוש לביצוע הריאקציה (ברזל או אבץ).</text:span></text:p>
      <text:p text:style-name="P14"><text:span text:style-name="T2">כל התכונות המעניינות הללו הובילו אותנו לחקור את מנגנון הפעולה והספציפיות של האנזים תחת תנאים שונים. ע"י הפעלה של טכניקות אלגוריתמיות שונות, בהן למידה חישובית ביחד עם הפרוטוקול למידול קומפלקסי פפטיד – חלבון FlexPepDock שפותח במעבדה, אנו מקווים כי ביכולתנו לחזות סובסטרטים חדשים לאנזים זה.</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Times New Roman1" svg:font-family="'Times New Roman'"/>
    <style:font-face style:name="Lohit Hindi" svg:font-family="'Lohit Hindi'" style:font-pitch="variable"/>
    <style:font-face style:name="Droid Serif" svg:font-family="'Droid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in" fo:margin-right="0in" fo:margin-top="0in" fo:margin-bottom="0.8425in"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6744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5055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3366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1689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100%" fo:margin-left="0in" fo:margin-right="0in" fo:margin-top="0in" fo:margin-bottom="0in" style:line-height-at-least="0.139in" fo:text-indent="0in"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in" fo:margin-right="0in" fo:margin-top="0in" fo:margin-bottom="0.8425in"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6744in"/>
      <style:text-properties fo:font-size="28pt" style:font-size-asian="28pt" style:font-size-complex="28pt"/>
    </style:style>
    <style:style style:name="Outline_20_3" style:display-name="Outline 3" style:family="paragraph" style:parent-style-name="Outline_20_2">
      <style:paragraph-properties fo:margin-top="0in" fo:margin-bottom="0.5055in"/>
      <style:text-properties fo:font-size="24pt" style:font-size-asian="24pt" style:font-size-complex="24pt"/>
    </style:style>
    <style:style style:name="Outline_20_4" style:display-name="Outline 4" style:family="paragraph" style:parent-style-name="Outline_20_3">
      <style:paragraph-properties fo:margin-top="0in" fo:margin-bottom="0.3366in"/>
      <style:text-properties fo:font-size="20pt" style:font-size-asian="20pt" style:font-size-complex="20pt"/>
    </style:style>
    <style:style style:name="Outline_20_5" style:display-name="Outline 5" style:family="paragraph" style:parent-style-name="Outline_20_4">
      <style:paragraph-properties fo:margin-top="0in" fo:margin-bottom="0.1689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or </meta:initial-creator>
    <meta:creation-date>2013-10-12T15:43:51</meta:creation-date>
    <dc:date>2013-10-12T18:24:17</dc:date>
    <dc:creator>lior </dc:creator>
    <meta:editing-duration>PT50M28S</meta:editing-duration>
    <meta:editing-cycles>7</meta:editing-cycles>
    <meta:generator>LibreOffice/3.5$Linux_X86_64 LibreOffice_project/350m1$Build-2</meta:generator>
    <meta:document-statistic meta:table-count="0" meta:image-count="1" meta:object-count="0" meta:page-count="4" meta:paragraph-count="18" meta:word-count="377" meta:character-count="2406" meta:non-whitespace-character-count="2040"/>
  </office:meta>
</office:document-meta>
</file>